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6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2.1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56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l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1014" table:default-cell-style-name="ce24"/>
        <table:table-row table:style-name="ro1">
          <table:table-cell table:style-name="ce1" office:value-type="string">
            <text:p>Table: Unit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1" office:value-type="string">
            <text:p>Unique Key: Unit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 Typ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Table: 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 office:value-type="string">
            <text:p>Primary Key, Auto Numb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Unique Key: Personnel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ssigned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currently assigned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ome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hom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component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rank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status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position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: 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9" office:value-type="string">
            <text:p>N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3">
          <table:table-cell table:style-name="ce7" office:value-type="string">
            <text:p>Home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7" office:value-type="string">
            <text:p>Assigned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currently assigned vehicle</text:p>
          </table:table-cell>
          <table:table-cell table:style-name="ce14" office:value-type="string">
            <text:p>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23" office:value-type="string">
            <text:p>Foreign Key:Unit_ID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Unique Key: Vehicle 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Max_Personnel</text:p>
          </table:table-cell>
          <table:table-cell table:style-name="ce6" office:value-type="string">
            <text:p>Numb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x number of personnel for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2"/>
          <table:table-cell table:number-columns-repeated="1014"/>
        </table:table-row>
        <table:table-row table:style-name="ro1">
          <table:table-cell table:style-name="ce9" office:value-type="string">
            <text:p>Mission_ID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Unique identification of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Issu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sued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Assign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 assigned the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ate_Issue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been issued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Start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should start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En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completed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Parent_Mission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Mission has been split into legs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Configu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9" office:value-type="string">
            <text:p>Parent_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arent ID of configuration item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Value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Value of configuration item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escription</text:p>
          </table:table-cell>
          <table:table-cell table:style-name="ce9" office:value-type="string">
            <text:p>Varchar2</text:p>
          </table:table-cell>
          <table:table-cell table:style-name="ce15" office:value-type="float" office:value="1000">
            <text:p>1000</text:p>
          </table:table-cell>
          <table:table-cell table:style-name="ce15"/>
          <table:table-cell table:style-name="ce9" office:value-type="string">
            <text:p>Description of configuration item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Vehicle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vehicle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Vehicle_Miss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personnel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Personnel_Mission</text:p>
            <text:p>Unique Key: Personnel_Vehicle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Personnel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ersonnel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Personnel_ID</text:p>
            <text:p>Unique Key: Personnel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personnel is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Personnel_Vehi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Vehicle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Vehic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Vehicle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 Nonmission 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Personnel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non-mission status of personnel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Nonmission_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Inform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with user permissions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ser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5">
            <text:p>15</text:p>
          </table:table-cell>
          <table:table-cell table:style-name="ce18"/>
          <table:table-cell table:style-name="ce12" office:value-type="string">
            <text:p>Username to log into the application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Password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256">
            <text:p>256</text:p>
          </table:table-cell>
          <table:table-cell table:style-name="ce18"/>
          <table:table-cell table:style-name="ce12" office:value-type="string">
            <text:p>User's password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 office:value-type="string">
            <text:p>Must be encrypted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Enabled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2"/>
          <table:table-cell table:style-name="ce12" office:value-type="string">
            <text:p>Is the user account enabled</text:p>
          </table:table-cell>
          <table:table-cell table:style-name="ce18" office:value-type="string">
            <text:p>N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Role_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28">
            <text:p>128</text:p>
          </table:table-cell>
          <table:table-cell table:style-name="ce18"/>
          <table:table-cell table:style-name="ce12" office:value-type="string">
            <text:p>Name of the role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Use this to give rights to users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Parent_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ID of Parent Role</text:p>
          </table:table-cell>
          <table:table-cell table:style-name="ce18" office:value-type="string">
            <text:p>Y</text:p>
          </table:table-cell>
          <table:table-cell table:style-name="ce18" table:number-columns-repeated="3"/>
          <table:table-cell table:style-name="ce12" office:value-type="string">
            <text:p>Have roles with fewer permissions as parent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nit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nit role belongs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See_Children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Can role see child unit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Role_Ma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User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ser to tie into role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User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Role for the user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2" office:value-type="string">
            <text:p>Foreign Key: Role_ID</text:p>
          </table:table-cell>
          <table:table-cell table:number-columns-repeated="101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" table:style-name="ta1" table:print-ranges="Unit.A1:Unit.J14">
        <table:table-column table:style-name="co8" table:default-cell-style-name="ce28"/>
        <table:table-column table:style-name="co2" table:default-cell-style-name="ce28"/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9" table:default-cell-style-name="ce28"/>
        <table:table-row table:style-name="ro5">
          <table:table-cell table:style-name="ce25" office:value-type="string">
            <text:p>Column</text:p>
          </table:table-cell>
          <table:table-cell table:style-name="ce25" office:value-type="string">
            <text:p>Data</text:p>
            <text:p>Type</text:p>
          </table:table-cell>
          <table:table-cell table:style-name="ce25" office:value-type="string">
            <text:p>Data</text:p>
            <text:p>Length</text:p>
          </table:table-cell>
          <table:table-cell table:style-name="ce25" office:value-type="string">
            <text:p>Data</text:p>
            <text:p>Precision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Nullable</text:p>
          </table:table-cell>
          <table:table-cell table:style-name="ce25" office:value-type="string">
            <text:p>PK</text:p>
          </table:table-cell>
          <table:table-cell table:style-name="ce25" office:value-type="string">
            <text:p>UK</text:p>
          </table:table-cell>
          <table:table-cell table:style-name="ce25" office:value-type="string">
            <text:p>FK</text:p>
          </table:table-cell>
          <table:table-cell table:style-name="ce31" office:value-type="string">
            <text:p>Notes</text:p>
          </table:table-cell>
        </table:table-row>
        <table:table-row table:style-name="ro6">
          <table:table-cell table:style-name="ce26" office:value-type="string">
            <text:p>Area_Code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5">
            <text:p>5</text:p>
          </table:table-cell>
          <table:table-cell table:style-name="ce29"/>
          <table:table-cell table:style-name="ce26" office:value-type="string">
            <text:p>Area code of database location</text:p>
          </table:table-cell>
          <table:table-cell table:style-name="ce29" office:value-type="string">
            <text:p>N</text:p>
          </table:table-cell>
          <table:table-cell table:style-name="ce29" office:value-type="float" office:value="1">
            <text:p>1</text:p>
          </table:table-cell>
          <table:table-cell table:style-name="ce29" table:number-columns-repeated="2"/>
          <table:table-cell table:style-name="ce32"/>
        </table:table-row>
        <table:table-row table:style-name="ro6">
          <table:table-cell table:style-name="ce26" office:value-type="string">
            <text:p>PID</text:p>
          </table:table-cell>
          <table:table-cell table:style-name="ce26" office:value-type="string">
            <text:p>Autonumber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6" office:value-type="string">
            <text:p>Primary Key used for Foreign Keys</text:p>
          </table:table-cell>
          <table:table-cell table:style-name="ce29" office:value-type="string">
            <text:p>N</text:p>
          </table:table-cell>
          <table:table-cell table:style-name="ce29" office:value-type="float" office:value="2">
            <text:p>2</text:p>
          </table:table-cell>
          <table:table-cell table:style-name="ce29" table:number-columns-repeated="2"/>
          <table:table-cell table:style-name="ce32"/>
        </table:table-row>
        <table:table-row table:style-name="ro6">
          <table:table-cell table:style-name="ce26" office:value-type="string">
            <text:p>Unit_Name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150">
            <text:p>150</text:p>
          </table:table-cell>
          <table:table-cell table:style-name="ce29"/>
          <table:table-cell table:style-name="ce26" office:value-type="string">
            <text:p>Name of the Unit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/>
        </table:table-row>
        <table:table-row table:style-name="ro6">
          <table:table-cell table:style-name="ce26" office:value-type="string">
            <text:p>UID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25">
            <text:p>25</text:p>
          </table:table-cell>
          <table:table-cell table:style-name="ce29"/>
          <table:table-cell table:style-name="ce26" office:value-type="string">
            <text:p>Unit Identification Number</text:p>
          </table:table-cell>
          <table:table-cell table:style-name="ce29" office:value-type="string">
            <text:p>N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32" office:value-type="string">
            <text:p>Unique Key: Unit_Identifier</text:p>
          </table:table-cell>
        </table:table-row>
        <table:table-row table:style-name="ro6">
          <table:table-cell table:style-name="ce26" office:value-type="string">
            <text:p>Street_Address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150">
            <text:p>150</text:p>
          </table:table-cell>
          <table:table-cell table:style-name="ce29"/>
          <table:table-cell table:style-name="ce26" office:value-type="string">
            <text:p>Unit's Street Address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/>
        </table:table-row>
        <table:table-row table:style-name="ro6">
          <table:table-cell table:style-name="ce26" office:value-type="string">
            <text:p>City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25">
            <text:p>25</text:p>
          </table:table-cell>
          <table:table-cell table:style-name="ce29"/>
          <table:table-cell table:style-name="ce26" office:value-type="string">
            <text:p>Unit's City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/>
        </table:table-row>
        <table:table-row table:style-name="ro6">
          <table:table-cell table:style-name="ce26" office:value-type="string">
            <text:p>State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2">
            <text:p>2</text:p>
          </table:table-cell>
          <table:table-cell table:style-name="ce29"/>
          <table:table-cell table:style-name="ce26" office:value-type="string">
            <text:p>Unit's State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/>
        </table:table-row>
        <table:table-row table:style-name="ro6">
          <table:table-cell table:style-name="ce26" office:value-type="string">
            <text:p>Zip_Code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5">
            <text:p>5</text:p>
          </table:table-cell>
          <table:table-cell table:style-name="ce29"/>
          <table:table-cell table:style-name="ce26" office:value-type="string">
            <text:p>Unit's Zip Code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 office:value-type="string">
            <text:p>Number only filter</text:p>
          </table:table-cell>
        </table:table-row>
        <table:table-row table:style-name="ro6">
          <table:table-cell table:style-name="ce26" office:value-type="string">
            <text:p>Phone_Number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10">
            <text:p>10</text:p>
          </table:table-cell>
          <table:table-cell table:style-name="ce29"/>
          <table:table-cell table:style-name="ce26" office:value-type="string">
            <text:p>Unit Phone Number</text:p>
          </table:table-cell>
          <table:table-cell table:style-name="ce29" office:value-type="string">
            <text:p>N</text:p>
          </table:table-cell>
          <table:table-cell table:style-name="ce29" table:number-columns-repeated="3"/>
          <table:table-cell table:style-name="ce32" office:value-type="string">
            <text:p>Number only filter</text:p>
          </table:table-cell>
        </table:table-row>
        <table:table-row table:style-name="ro6">
          <table:table-cell table:style-name="ce26" office:value-type="string">
            <text:p>Fax_Number</text:p>
          </table:table-cell>
          <table:table-cell table:style-name="ce26" office:value-type="string">
            <text:p>Varchar2</text:p>
          </table:table-cell>
          <table:table-cell table:style-name="ce29" office:value-type="float" office:value="10">
            <text:p>10</text:p>
          </table:table-cell>
          <table:table-cell table:style-name="ce29"/>
          <table:table-cell table:style-name="ce26" office:value-type="string">
            <text:p>Unit Fax Number</text:p>
          </table:table-cell>
          <table:table-cell table:style-name="ce29" office:value-type="string">
            <text:p>Y</text:p>
          </table:table-cell>
          <table:table-cell table:style-name="ce29" table:number-columns-repeated="3"/>
          <table:table-cell table:style-name="ce32" office:value-type="string">
            <text:p>Number only filter</text:p>
          </table:table-cell>
        </table:table-row>
        <table:table-row table:style-name="ro6">
          <table:table-cell table:style-name="ce26" office:value-type="string">
            <text:p>Parent_Unit</text:p>
          </table:table-cell>
          <table:table-cell table:style-name="ce26" office:value-type="string">
            <text:p>Number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6" office:value-type="string">
            <text:p>PID of Parent Unit</text:p>
          </table:table-cell>
          <table:table-cell table:style-name="ce29" office:value-type="string">
            <text:p>Y</text:p>
          </table:table-cell>
          <table:table-cell table:style-name="ce29" table:number-columns-repeated="3"/>
          <table:table-cell table:style-name="ce32"/>
        </table:table-row>
        <table:table-row table:style-name="ro6">
          <table:table-cell table:style-name="ce26" office:value-type="string">
            <text:p>Unit_Type</text:p>
          </table:table-cell>
          <table:table-cell table:style-name="ce26" office:value-type="string">
            <text:p>Number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6" office:value-type="string">
            <text:p>Type of Unit</text:p>
          </table:table-cell>
          <table:table-cell table:style-name="ce29" office:value-type="string">
            <text:p>N</text:p>
          </table:table-cell>
          <table:table-cell table:style-name="ce29" table:number-columns-repeated="2"/>
          <table:table-cell table:style-name="ce29" office:value-type="float" office:value="1">
            <text:p>1</text:p>
          </table:table-cell>
          <table:table-cell table:style-name="ce32" office:value-type="string">
            <text:p>Foreign Key: Unit Types</text:p>
          </table:table-cell>
        </table:table-row>
        <table:table-row table:style-name="ro6">
          <table:table-cell table:style-name="ce27" office:value-type="string">
            <text:p>Archive</text:p>
          </table:table-cell>
          <table:table-cell table:style-name="ce27" office:value-type="string">
            <text:p>Boolean</text:p>
          </table:table-cell>
          <table:table-cell table:style-name="ce27" table:number-columns-repeated="2"/>
          <table:table-cell table:style-name="ce27" office:value-type="string">
            <text:p>Archive Record</text:p>
          </table:table-cell>
          <table:table-cell table:style-name="ce30" office:value-type="string">
            <text:p>N</text:p>
          </table:table-cell>
          <table:table-cell table:style-name="ce27" table:number-columns-repeated="3"/>
          <table:table-cell table:style-name="ce27" office:value-type="string">
            <text:p>Default Value: False</text:p>
          </table:table-cell>
        </table:table-row>
        <table:table-row table:style-name="ro6" table:number-rows-repeated="1048561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in" fo:page-height="5in" fo:margin-top="0.25in" fo:margin-bottom="0.25in" fo:margin-left="0.25in" fo:margin-right="0.25in" style:scale-to="77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<text:span text:style-name="MT1">Table: Unit</text:span></text:p>
        </style:region-lef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4/14/2018</text:date>, <text:time>00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4-14T00:37:12.97</dc:date>
    <dc:creator>Elfin Strange</dc:creator>
    <meta:editing-duration>PT5H16M32S</meta:editing-duration>
    <meta:editing-cycles>4</meta:editing-cycles>
    <meta:generator>OpenOffice/4.1.5$Win32 OpenOffice.org_project/415m1$Build-9789</meta:generator>
    <meta:document-statistic meta:table-count="3" meta:cell-count="715" meta:object-count="0"/>
  </office:meta>
</office:document-meta>
</file>